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E04000022D597FFF030.svm"/>
  <manifest:file-entry manifest:media-type="" manifest:full-path="Pictures/20000007000019530000166E1000BEE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ve sul carrello 18/01/2014</text:p>
      <text:p text:style-name="Heading">Edi</text:p>
      <text:p text:style-name="Text_20_body">Quando aggiungo una riga al carrello, mi si perdono la selezione sulle 2 collectionview (stampate, masterizzate) e mi si illuminano le prime foto dell'elenco. Occorrerebbe salvare l'elemento selezionato, poi ricreare la cv, e quindi riposizionare.</text:p>
      <text:p text:style-name="Text_20_body">Le freccette centrali spostano le righe da SX a DX. Mancano le rispettive freccette per <text:span text:style-name="T1">copiare</text:span> le righe. <text:line-break/>Occhio che se una foto è già nelle masterizzate, non devo accendere il pulsante copia ne sposta. Mettere il controllo sia nella azione del pulsante, sia nella proprietà booleana che accende l'apposito pulsante.</text:p>
      <text:p text:style-name="Text_20_body">Il pulsante che elimina la riga dal carrello, funziona solo sulla lista delle stampate. Non funziona su quelle masterizzate. Bisognerebbe capire quale delle due liste è attiva (?) oppure duplicare il pulsante (?).</text:p>
      <text:p text:style-name="Text_20_body">Vendo un carrello con 1 masterizzata. Poi faccio un altro carrello con 1 foto da stampare: Compare comunque la scritta “inizio masterizzazione” , “Inizio copia”, “Fine copia”. Sembra che non si accorga che non deve fare nulla perché ci sono solo stampe.</text:p>
      <text:p text:style-name="Text_20_body">Se salvo il carrello con il prezzo forfettario vuoto (stringa nulla) mi da errore. Probabilmente dovremmo gestire il <text:span text:style-name="T2">Null</text:span> come mancanza di informazione e invece lo Zero come indicazione che voglio regalare le foto nel carrello. Fortunatamente nel modello e nel db quel campo è nullabile.</text:p>
      <text:p text:style-name="Text_20_body">Ho venduto un carrello con una sola foto masterizzata, e il messaggio che appare è sbagliato:</text:p>
      <text:p text:style-name="Text_20_body"><draw:frame draw:style-name="fr2" draw:name="immagini2" text:anchor-type="paragraph" svg:width="6.482cm" svg:height="5.741cm" draw:z-index="1"><draw:image xlink:href="Pictures/20000007000019530000166E1000BEE4.svm" xlink:type="simple" xlink:show="embed" xlink:actuate="onLoad"/></draw:frame></text:p>
      <text:p text:style-name="Heading">Luca</text:p>
      <text:p text:style-name="Text_20_body">Nel box “Stampe riepilogo manca la sommatoria dei prezzi delle stampe”.</text:p>
      <text:p text:style-name="Text_20_body">Nel filtro di ricerca non si vede la CheckBox “anche venduti”.</text:p>
      <text:p text:style-name="Text_20_body">Modificare lo stile del template delle foto masterizzate. Servono molti meno dati.</text:p>
      <text:p text:style-name="Text_20_body">Ho messo una foto nel carrello da masterizzare. Se premo SALVA mi avvisa giustamente che manca il prezzo del CD. Invece se premo “Vendere carrello” non mi chiede niente.</text:p>
      <text:p text:style-name="Text_20_body">Mettere conferma sulla eliminazione del carrello visualizzando l'intestazione.</text:p>
      <text:p text:style-name="Text_20_body">Cosa ne pensi se nella ricerca dei carrelli, questo elenco :</text:p>
      <text:p text:style-name="Text_20_body"><draw:frame draw:style-name="fr1" draw:name="immagini1" text:anchor-type="paragraph" svg:x="3.346cm" svg:y="4.498cm" svg:width="7.613cm" svg:height="4.276cm" draw:z-index="0"><draw:image xlink:href="Pictures/2000000700003E04000022D597FFF030.svm" xlink:type="simple" xlink:show="embed" xlink:actuate="onLoad"/></draw:frame><text:soft-page-break/>lo sostituisco con una normale data-grid tipo excel con tutti i dati in riga ?<text:line-break/>Secondo me è un po' scomodo e ingannevole perché i numerini sul carrello, sembrano degli identificatori univoci, come per esempio il numero della foto.<text:line-break/>Invece ogni volta che esegui una ricerca con dei parametri diversi, i numeri identificano carrelli diversi. Secondo me inganna.</text:p>
      <text:p text:style-name="Text_20_body">Se una foto che è già nel carrello, viene modificata nel fotoritocco, il carrello non viene notificato. Occorrerebbe rinfrescare il provino. La cosa più grave e inspiegabile è cmq che viene stampata la foto sbagliata, cioè quella senza le modifiche. Probabilmente occorre rileggere dal db l'oggetto Fotografia, in questo modo si dovrebbero vedere le modifich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background-color="#ffcc99" fo:keep-with-next="always">
        <style:background-image/>
      </style:paragraph-properties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 Bernardini</meta:initial-creator>
    <meta:creation-date>2014-01-18T08:36:59.66</meta:creation-date>
    <dc:date>2014-01-18T10:24:11.09</dc:date>
    <dc:creator>Luca Bernardini</dc:creator>
    <meta:editing-duration>PT1H47M7S</meta:editing-duration>
    <meta:editing-cycles>18</meta:editing-cycles>
    <meta:generator>OpenOffice.org/3.3$Win32 OpenOffice.org_project/330m20$Build-9567</meta:generator>
    <meta:document-statistic meta:table-count="0" meta:image-count="2" meta:object-count="0" meta:page-count="2" meta:paragraph-count="17" meta:word-count="430" meta:character-count="2686"/>
  </office:meta>
</office:document-meta>
</file>